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10c5" officeooo:paragraph-rsid="000610c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0610c5" officeooo:paragraph-rsid="000610c5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072ed3" officeooo:paragraph-rsid="00072ed3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07af94" officeooo:paragraph-rsid="0007af94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07f42b" officeooo:paragraph-rsid="0007f42b" style:font-weight-asian="normal" style:font-weight-complex="normal"/>
    </style:style>
    <style:style style:name="T1" style:family="text">
      <style:text-properties officeooo:rsid="0007f4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équencier </text:p>
      <text:p text:style-name="P1"/>
      <text:p text:style-name="P2">Scène 1 :</text:p>
      <text:p text:style-name="P2"/>
      <text:p text:style-name="P3">passages d’interviews de journalistes parlant du sport électronique <text:span text:style-name="T1">enchaînées par des fondus entre les plans</text:span>. Nous prendrons en particulier le journaliste de télématin Nathanaël avec un ralenti et un zoom sur son expression facial lors de la prononciation du mot « meuporg ». </text:p>
      <text:p text:style-name="P3"/>
      <text:p text:style-name="P5">Transition 1 :</text:p>
      <text:p text:style-name="P3"/>
      <text:p text:style-name="P3">Scène 2 :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1:16:34.068000000</meta:creation-date>
    <dc:date>2018-03-22T12:14:14.096000000</dc:date>
    <meta:editing-duration>PT5M56S</meta:editing-duration>
    <meta:editing-cycles>1</meta:editing-cycles>
    <meta:document-statistic meta:table-count="0" meta:image-count="0" meta:object-count="0" meta:page-count="1" meta:paragraph-count="6" meta:word-count="53" meta:character-count="321" meta:non-whitespace-character-count="270"/>
    <meta:generator>LibreOffice/5.4.5.1$Windows_X86_64 LibreOffice_project/79c9829dd5d8054ec39a82dc51cd9eff340dbee8</meta:generator>
  </office:meta>
</office:document-meta>
</file>